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URLs" style:family="table">
      <style:table-properties style:width="18cm" table:align="margins"/>
    </style:style>
    <style:style style:name="URLs.A" style:family="table-column">
      <style:table-column-properties style:column-width="8.999cm" style:rel-column-width="32767*"/>
    </style:style>
    <style:style style:name="URLs.B" style:family="table-column">
      <style:table-column-properties style:column-width="9.001cm" style:rel-column-width="32768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787cm" style:rel-column-width="13787*"/>
    </style:style>
    <style:style style:name="Таблица.B" style:family="table-column">
      <style:table-column-properties style:column-width="3.327cm" style:rel-column-width="12111*"/>
    </style:style>
    <style:style style:name="Таблица.C" style:family="table-column">
      <style:table-column-properties style:column-width="2.565cm" style:rel-column-width="9337*"/>
    </style:style>
    <style:style style:name="Таблица.D" style:family="table-column">
      <style:table-column-properties style:column-width="8.322cm" style:rel-column-width="30300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787cm" style:rel-column-width="13787*"/>
    </style:style>
    <style:style style:name="Таблица1.B" style:family="table-column">
      <style:table-column-properties style:column-width="3.327cm" style:rel-column-width="12111*"/>
    </style:style>
    <style:style style:name="Таблица1.C" style:family="table-column">
      <style:table-column-properties style:column-width="2.565cm" style:rel-column-width="9337*"/>
    </style:style>
    <style:style style:name="Таблица1.D" style:family="table-column">
      <style:table-column-properties style:column-width="8.322cm" style:rel-column-width="3030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787cm" style:rel-column-width="13787*"/>
    </style:style>
    <style:style style:name="Таблица2.B" style:family="table-column">
      <style:table-column-properties style:column-width="3.327cm" style:rel-column-width="12111*"/>
    </style:style>
    <style:style style:name="Таблица2.C" style:family="table-column">
      <style:table-column-properties style:column-width="2.565cm" style:rel-column-width="9337*"/>
    </style:style>
    <style:style style:name="Таблица2.D" style:family="table-column">
      <style:table-column-properties style:column-width="8.322cm" style:rel-column-width="3030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89d6" officeooo:paragraph-rsid="0019976b"/>
    </style:style>
    <style:style style:name="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break-befor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89d6" officeooo:paragraph-rsid="001ae6f8"/>
    </style:style>
    <style:style style:name="P3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4" style:family="paragraph" style:parent-style-name="Text_20_body">
      <style:text-properties officeooo:rsid="00234997" officeooo:paragraph-rsid="00234997"/>
    </style:style>
    <style:style style:name="P5" style:family="paragraph" style:parent-style-name="Text_20_body">
      <style:text-properties officeooo:rsid="0027ae62" officeooo:paragraph-rsid="0027ae62"/>
    </style:style>
    <style:style style:name="P6" style:family="paragraph" style:parent-style-name="Text_20_body">
      <style:text-properties officeooo:rsid="004e63c3" officeooo:paragraph-rsid="004e63c3"/>
    </style:style>
    <style:style style:name="P7" style:family="paragraph" style:parent-style-name="Text_20_body">
      <style:text-properties officeooo:rsid="01023a23" officeooo:paragraph-rsid="01023a23"/>
    </style:style>
    <style:style style:name="P8" style:family="paragraph" style:parent-style-name="Text_20_body">
      <style:text-properties officeooo:rsid="0102fe82" officeooo:paragraph-rsid="0102fe82"/>
    </style:style>
    <style:style style:name="P9" style:family="paragraph" style:parent-style-name="Text_20_body">
      <style:text-properties officeooo:rsid="0105bbfe" officeooo:paragraph-rsid="0105bbfe"/>
    </style:style>
    <style:style style:name="P10" style:family="paragraph" style:parent-style-name="Text_20_body">
      <style:text-properties officeooo:rsid="010b557a" officeooo:paragraph-rsid="010b557a"/>
    </style:style>
    <style:style style:name="P11" style:family="paragraph" style:parent-style-name="Text_20_body">
      <style:text-properties officeooo:rsid="010c67a2" officeooo:paragraph-rsid="010c67a2"/>
    </style:style>
    <style:style style:name="P12" style:family="paragraph" style:parent-style-name="Text_20_body">
      <style:text-properties officeooo:rsid="0111b383" officeooo:paragraph-rsid="0111b383"/>
    </style:style>
    <style:style style:name="P13" style:family="paragraph" style:parent-style-name="Standard">
      <style:text-properties officeooo:rsid="000d69f3" officeooo:paragraph-rsid="000d69f3"/>
    </style:style>
    <style:style style:name="P14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19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20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21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22" style:family="paragraph" style:parent-style-name="Table_20_Contents">
      <style:paragraph-properties fo:text-align="justify" style:justify-single-word="false"/>
      <style:text-properties officeooo:rsid="0102fe82" officeooo:paragraph-rsid="010b557a"/>
    </style:style>
    <style:style style:name="P23" style:family="paragraph" style:parent-style-name="Table_20_Contents">
      <style:paragraph-properties fo:text-align="justify" style:justify-single-word="false"/>
      <style:text-properties officeooo:rsid="0102fe82" officeooo:paragraph-rsid="010bb988"/>
    </style:style>
    <style:style style:name="P24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25" style:family="paragraph" style:parent-style-name="Table_20_Contents">
      <style:paragraph-properties fo:text-align="center" style:justify-single-word="false"/>
      <style:text-properties officeooo:rsid="0102fe82" officeooo:paragraph-rsid="0107fc3e"/>
    </style:style>
    <style:style style:name="P26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27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28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29" style:family="paragraph" style:parent-style-name="Table_20_Contents">
      <style:paragraph-properties fo:text-align="center" style:justify-single-word="false"/>
      <style:text-properties officeooo:rsid="0107fc3e" officeooo:paragraph-rsid="0107fc3e"/>
    </style:style>
    <style:style style:name="P30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31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32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33" style:family="paragraph" style:parent-style-name="Table_20_Contents">
      <style:paragraph-properties fo:text-align="center" style:justify-single-word="false"/>
      <style:text-properties officeooo:rsid="010a2237" officeooo:paragraph-rsid="010a2237"/>
    </style:style>
    <style:style style:name="P34" style:family="paragraph" style:parent-style-name="Table_20_Contents">
      <style:paragraph-properties fo:text-align="center" style:justify-single-word="false"/>
      <style:text-properties officeooo:rsid="010a2237" officeooo:paragraph-rsid="010b557a"/>
    </style:style>
    <style:style style:name="P35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36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37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38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39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40" style:family="paragraph" style:parent-style-name="Table_20_Contents">
      <style:paragraph-properties fo:text-align="center" style:justify-single-word="false"/>
      <style:text-properties officeooo:rsid="010bb988" officeooo:paragraph-rsid="0102fe82"/>
    </style:style>
    <style:style style:name="P41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42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43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44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45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46" style:family="paragraph" style:parent-style-name="Table_20_Heading">
      <style:text-properties officeooo:rsid="01023a23" officeooo:paragraph-rsid="01023a23"/>
    </style:style>
    <style:style style:name="P47" style:family="paragraph" style:parent-style-name="Table_20_Heading">
      <style:text-properties officeooo:rsid="0102fe82" officeooo:paragraph-rsid="0102fe82"/>
    </style:style>
    <style:style style:name="P48" style:family="paragraph" style:parent-style-name="Table_20_Heading">
      <style:text-properties officeooo:rsid="0102fe82" officeooo:paragraph-rsid="0107fc3e"/>
    </style:style>
    <style:style style:name="P49" style:family="paragraph" style:parent-style-name="Table_20_Heading">
      <style:text-properties officeooo:rsid="0102fe82" officeooo:paragraph-rsid="010b557a"/>
    </style:style>
    <style:style style:name="P50" style:family="paragraph" style:parent-style-name="Table">
      <style:paragraph-properties fo:keep-with-next="always"/>
    </style:style>
    <style:style style:name="P51" style:family="paragraph" style:parent-style-name="Text_20_body" style:list-style-name="L1">
      <style:text-properties officeooo:rsid="0102fe82" officeooo:paragraph-rsid="0102fe82"/>
    </style:style>
    <style:style style:name="P52" style:family="paragraph" style:parent-style-name="Text_20_body" style:list-style-name="L1">
      <style:text-properties officeooo:rsid="01042bd8" officeooo:paragraph-rsid="01042bd8"/>
    </style:style>
    <style:style style:name="P53" style:family="paragraph" style:parent-style-name="Text_20_body">
      <style:text-properties officeooo:rsid="0113b497" officeooo:paragraph-rsid="0113b497"/>
    </style:style>
    <style:style style:name="P54" style:family="paragraph" style:parent-style-name="Heading_20_1" style:list-style-name="Нумерация_20_в_20_заголовках"/>
    <style:style style:name="P55" style:family="paragraph" style:parent-style-name="Heading_20_1" style:list-style-name=""/>
    <style:style style:name="P56" style:family="paragraph" style:parent-style-name="Heading_20_1" style:list-style-name="">
      <style:text-properties officeooo:rsid="005947cb" officeooo:paragraph-rsid="00f8d33b"/>
    </style:style>
    <style:style style:name="P57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58" style:family="paragraph" style:parent-style-name="Heading_20_1" style:list-style-name="Нумерация_20_в_20_заголовках">
      <style:paragraph-properties fo:break-before="page"/>
      <style:text-properties officeooo:rsid="005947cb" officeooo:paragraph-rsid="00f8d33b"/>
    </style:style>
    <style:style style:name="P59" style:family="paragraph" style:parent-style-name="Heading_20_1" style:list-style-name="Нумерация_20_в_20_заголовках">
      <style:paragraph-properties fo:break-before="page"/>
      <style:text-properties officeooo:rsid="00300be7" officeooo:paragraph-rsid="00300be7"/>
    </style:style>
    <style:style style:name="P60" style:family="paragraph" style:parent-style-name="Heading_20_1" style:list-style-name="Нумерация_20_в_20_заголовках">
      <style:paragraph-properties fo:break-before="page"/>
    </style:style>
    <style:style style:name="P61" style:family="paragraph" style:parent-style-name="Heading_20_2" style:list-style-name="Нумерация_20_в_20_заголовках"/>
    <style:style style:name="P62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63" style:family="paragraph" style:parent-style-name="Heading_20_2" style:list-style-name="Нумерация_20_в_20_заголовках">
      <style:text-properties officeooo:rsid="010b557a" officeooo:paragraph-rsid="010b557a"/>
    </style:style>
    <style:style style:name="P64" style:family="paragraph" style:parent-style-name="Heading_20_3" style:list-style-name="Нумерация_20_в_20_заголовках"/>
    <style:style style:name="P65" style:family="paragraph" style:parent-style-name="Heading_20_3" style:list-style-name="Нумерация_20_в_20_заголовках">
      <style:text-properties officeooo:paragraph-rsid="0107fc3e"/>
    </style:style>
    <style:style style:name="P66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5"><text:a xlink:type="simple" xlink:href="#__RefHeading__61_1928543781" text:style-name="Index_20_Link" text:visited-style-name="Index_20_Link">1 Соглашения<text:tab/>2</text:a></text:p>
          <text:p text:style-name="P14"><text:a xlink:type="simple" xlink:href="#__RefHeading__1069_1792211939" text:style-name="Index_20_Link" text:visited-style-name="Index_20_Link">1.1 Единицы измерения<text:tab/>2</text:a></text:p>
          <text:p text:style-name="P15"><text:a xlink:type="simple" xlink:href="#__RefHeading__1071_1792211939" text:style-name="Index_20_Link" text:visited-style-name="Index_20_Link">2 Компоненты системы<text:tab/>2</text:a></text:p>
          <text:p text:style-name="P14"><text:a xlink:type="simple" xlink:href="#__RefHeading__63_1928543781" text:style-name="Index_20_Link" text:visited-style-name="Index_20_Link">2.1 Административный интерфейс<text:tab/>2</text:a></text:p>
          <text:p text:style-name="P16"><text:a xlink:type="simple" xlink:href="#__RefHeading__1520_1511760418" text:style-name="Index_20_Link" text:visited-style-name="Index_20_Link">2.1.1 Суперпользователь (Superuser)<text:tab/>2</text:a></text:p>
          <text:p text:style-name="P16"><text:a xlink:type="simple" xlink:href="#__RefHeading__1522_1511760418" text:style-name="Index_20_Link" text:visited-style-name="Index_20_Link">2.1.2 Управление организациями<text:tab/>2</text:a></text:p>
          <text:p text:style-name="P16"><text:a xlink:type="simple" xlink:href="#__RefHeading__65_1928543781" text:style-name="Index_20_Link" text:visited-style-name="Index_20_Link">2.1.3 Управление пользователями<text:tab/>2</text:a></text:p>
          <text:p text:style-name="P16"><text:a xlink:type="simple" xlink:href="#__RefHeading__1524_1511760418" text:style-name="Index_20_Link" text:visited-style-name="Index_20_Link">2.1.4 Управление правами<text:tab/>2</text:a></text:p>
          <text:p text:style-name="P14"><text:a xlink:type="simple" xlink:href="#__RefHeading__352_1625461075" text:style-name="Index_20_Link" text:visited-style-name="Index_20_Link">2.2 Администратор системы<text:tab/>2</text:a></text:p>
          <text:p text:style-name="P14"><text:a xlink:type="simple" xlink:href="#__RefHeading__1073_1038850855" text:style-name="Index_20_Link" text:visited-style-name="Index_20_Link">2.3 Пользователь<text:tab/>3</text:a></text:p>
          <text:p text:style-name="P14"><text:a xlink:type="simple" xlink:href="#__RefHeading__994_1205250705" text:style-name="Index_20_Link" text:visited-style-name="Index_20_Link">2.4 Наблюдатель (Observer)<text:tab/>3</text:a></text:p>
          <text:p text:style-name="P15"><text:a xlink:type="simple" xlink:href="#__RefHeading__116_1625461075" text:style-name="Index_20_Link" text:visited-style-name="Index_20_Link">3 Сущности<text:tab/>4</text:a></text:p>
          <text:p text:style-name="P14"><text:a xlink:type="simple" xlink:href="#__RefHeading__791_1038850855" text:style-name="Index_20_Link" text:visited-style-name="Index_20_Link">3.1 Тэг (Tag)<text:tab/>4</text:a></text:p>
          <text:p text:style-name="P14"><text:a xlink:type="simple" xlink:href="#__RefHeading__576_1625461075" text:style-name="Index_20_Link" text:visited-style-name="Index_20_Link">3.2 Пользователь (User)<text:tab/>4</text:a></text:p>
          <text:p text:style-name="P15"><text:a xlink:type="simple" xlink:href="#__RefHeading__593_785244112" text:style-name="Index_20_Link" text:visited-style-name="Index_20_Link">4 Варианты использования (Use cases)<text:tab/>4</text:a></text:p>
          <text:p text:style-name="P14"><text:a xlink:type="simple" xlink:href="#__RefHeading__1075_1038850855" text:style-name="Index_20_Link" text:visited-style-name="Index_20_Link">4.1 Пользователи и группы пользователей<text:tab/>4</text:a></text:p>
        </text:index-body>
      </text:table-of-content>
      <text:p text:style-name="P13"/>
      <text:list xml:id="list5800313114291448833" text:style-name="Нумерация_20_в_20_заголовках">
        <text:list-item>
          <text:h text:style-name="P57" text:outline-level="1"><text:bookmark-start text:name="__RefHeading__61_1928543781"/>Соглашения<text:bookmark-end text:name="__RefHeading__61_1928543781"/></text:h>
          <text:list>
            <text:list-item>
              <text:h text:style-name="P62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h text:style-name="P56" text:outline-level="1"/>
      <text:list xml:id="list205115001531987" text:continue-numbering="true" text:style-name="Нумерация_20_в_20_заголовках">
        <text:list-item>
          <text:h text:style-name="P58" text:outline-level="1"><text:bookmark-start text:name="__RefHeading__1071_1792211939"/>Компоненты системы<text:bookmark-end text:name="__RefHeading__1071_1792211939"/></text:h>
        </text:list-item>
      </text:list>
      <text:p text:style-name="P50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46">Компонент системы</text:p>
            </table:table-cell>
            <table:table-cell table:style-name="URLs.B1" office:value-type="string">
              <text:p text:style-name="P46">URL</text:p>
            </table:table-cell>
          </table:table-row>
        </table:table-header-rows>
        <table:table-row>
          <table:table-cell table:style-name="URLs.A2" office:value-type="string">
            <text:p text:style-name="P45">Начальная страница</text:p>
          </table:table-cell>
          <table:table-cell table:style-name="URLs.B2" office:value-type="string">
            <text:p text:style-name="P45">/</text:p>
          </table:table-cell>
        </table:table-row>
        <table:table-row>
          <table:table-cell table:style-name="URLs.A2" office:value-type="string">
            <text:p text:style-name="P45">Главная страница пользователя</text:p>
          </table:table-cell>
          <table:table-cell table:style-name="URLs.B2" office:value-type="string">
            <text:p text:style-name="P17">/<text:span text:style-name="T13">dashboard</text:span></text:p>
          </table:table-cell>
        </table:table-row>
        <table:table-row>
          <table:table-cell table:style-name="URLs.A2" office:value-type="string">
            <text:p text:style-name="P18">Административный интерфейс</text:p>
          </table:table-cell>
          <table:table-cell table:style-name="URLs.B2" office:value-type="string">
            <text:p text:style-name="P17">/<text:span text:style-name="T6">superuser</text:span></text:p>
          </table:table-cell>
        </table:table-row>
      </table:table>
      <text:p text:style-name="P7"/>
      <text:list xml:id="list205114698713167" text:continue-numbering="true" text:style-name="Нумерация_20_в_20_заголовках">
        <text:list-item>
          <text:list>
            <text:list-item>
              <text:h text:style-name="P61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4">Административный интерфейс позволяет управлять всей системой в целом. <text:span text:style-name="T6">Обычные пользователи не имеют к нему доступа. </text:span></text:p>
      <text:list xml:id="list205113471102781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66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7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50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47">Name</text:p>
            </table:table-cell>
            <table:table-cell table:style-name="Таблица.A1" office:value-type="string">
              <text:p text:style-name="P47">Type</text:p>
            </table:table-cell>
            <table:table-cell table:style-name="Таблица.A1" office:value-type="string">
              <text:p text:style-name="P47">Not null</text:p>
            </table:table-cell>
            <table:table-cell table:style-name="Таблица.D1" office:value-type="string">
              <text:p text:style-name="P47">Comment</text:p>
            </table:table-cell>
          </table:table-row>
        </table:table-header-rows>
        <table:table-row>
          <table:table-cell table:style-name="Таблица.A2" office:value-type="string">
            <text:p text:style-name="P19">label</text:p>
          </table:table-cell>
          <table:table-cell table:style-name="Таблица.A2" office:value-type="string">
            <text:p text:style-name="P19">varchar(32)</text:p>
          </table:table-cell>
          <table:table-cell table:style-name="Таблица.A2" office:value-type="string">
            <text:p text:style-name="P24">yes</text:p>
          </table:table-cell>
          <table:table-cell table:style-name="Таблица.D2" office:value-type="string">
            <text:p text:style-name="P19">Метка</text:p>
          </table:table-cell>
        </table:table-row>
        <table:table-row>
          <table:table-cell table:style-name="Таблица.A2" office:value-type="string">
            <text:p text:style-name="P19">email</text:p>
          </table:table-cell>
          <table:table-cell table:style-name="Таблица.A2" office:value-type="string">
            <text:p text:style-name="P19">varchar(32)</text:p>
          </table:table-cell>
          <table:table-cell table:style-name="Таблица.A2" office:value-type="string">
            <text:p text:style-name="P24">yes</text:p>
          </table:table-cell>
          <table:table-cell table:style-name="Таблица.D2" office:value-type="string">
            <text:p text:style-name="P19">Email, также используется как логин.</text:p>
          </table:table-cell>
        </table:table-row>
        <table:table-row>
          <table:table-cell table:style-name="Таблица.A2" office:value-type="string">
            <text:p text:style-name="P19">passwordHash</text:p>
          </table:table-cell>
          <table:table-cell table:style-name="Таблица.A2" office:value-type="string">
            <text:p text:style-name="P19">varchar</text:p>
          </table:table-cell>
          <table:table-cell table:style-name="Таблица.A2" office:value-type="string">
            <text:p text:style-name="P24">yes</text:p>
          </table:table-cell>
          <table:table-cell table:style-name="Таблица.D2" office:value-type="string">
            <text:p text:style-name="P19">Хэш пароля</text:p>
          </table:table-cell>
        </table:table-row>
      </table:table>
      <text:p text:style-name="P8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8">Управление учетными записями суперпользователя включает в себя:</text:p>
      <text:list xml:id="list1039707110530207148" text:style-name="L1">
        <text:list-item>
          <text:p text:style-name="P51">Создание</text:p>
        </text:list-item>
        <text:list-item>
          <text:p text:style-name="P52">Редактирование</text:p>
        </text:list-item>
        <text:list-item>
          <text:p text:style-name="P51">Удаление</text:p>
        </text:list-item>
        <text:list-item>
          <text:p text:style-name="P51">Получение списка суперпользователей</text:p>
        </text:list-item>
      </text:list>
      <text:p text:style-name="P12">Обертка над Ruby-скриптами для работы с Суперпользователями:</text:p>
      <text:p text:style-name="P12">/scripts/manageSuperusers <text:span text:style-name="T14">&lt;create&gt;|&lt;edit&gt;|&lt;list&gt;|&lt;delete&gt;</text:span></text:p>
      <text:list xml:id="list205113240967943" text:continue-list="list205113471102781" text:style-name="Нумерация_20_в_20_заголовках">
        <text:list-item>
          <text:list>
            <text:list-item>
              <text:list>
                <text:list-item>
                  <text:h text:style-name="P66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9">Организации могут создаваться, редактироваться и удаляться только Суперпользователем.</text:p>
      <text:p text:style-name="P50"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48">Name</text:p>
            </table:table-cell>
            <table:table-cell table:style-name="Таблица1.A1" office:value-type="string">
              <text:p text:style-name="P48">Type</text:p>
            </table:table-cell>
            <table:table-cell table:style-name="Таблица1.A1" office:value-type="string">
              <text:p text:style-name="P48">Not null</text:p>
            </table:table-cell>
            <table:table-cell table:style-name="Таблица1.D1" office:value-type="string">
              <text:p text:style-name="P48">Comment</text:p>
            </table:table-cell>
          </table:table-row>
        </table:table-header-rows>
        <table:table-row>
          <table:table-cell table:style-name="Таблица1.A2" office:value-type="string">
            <text:p text:style-name="P27">uuid</text:p>
          </table:table-cell>
          <table:table-cell table:style-name="Таблица1.A2" office:value-type="string">
            <text:p text:style-name="P27">UUID</text:p>
          </table:table-cell>
          <table:table-cell table:style-name="Таблица1.A2" office:value-type="string">
            <text:p text:style-name="P29">yes</text:p>
          </table:table-cell>
          <table:table-cell table:style-name="Таблица1.D2" office:value-type="string">
            <text:p text:style-name="P31">id</text:p>
          </table:table-cell>
        </table:table-row>
        <table:table-row>
          <table:table-cell table:style-name="Таблица1.A2" office:value-type="string">
            <text:p text:style-name="P31">formOfOwnership</text:p>
          </table:table-cell>
          <table:table-cell table:style-name="Таблица1.A2" office:value-type="string">
            <text:p text:style-name="P31">int</text:p>
          </table:table-cell>
          <table:table-cell table:style-name="Таблица1.A2" office:value-type="string">
            <text:p text:style-name="P33">yes</text:p>
          </table:table-cell>
          <table:table-cell table:style-name="Таблица1.D2" office:value-type="string">
            <text:p text:style-name="P31">Форма собственности, выбирается из списка (ОАО, ЗАО, ООО, ФГУП)</text:p>
          </table:table-cell>
        </table:table-row>
        <text:soft-page-break/>
        <table:table-row>
          <table:table-cell table:style-name="Таблица1.A2" office:value-type="string">
            <text:p text:style-name="P31">fullName</text:p>
          </table:table-cell>
          <table:table-cell table:style-name="Таблица1.A2" office:value-type="string">
            <text:p text:style-name="P21">varchar<text:span text:style-name="T10">(128)</text:span></text:p>
          </table:table-cell>
          <table:table-cell table:style-name="Таблица1.A2" office:value-type="string">
            <text:p text:style-name="P33">yes</text:p>
          </table:table-cell>
          <table:table-cell table:style-name="Таблица1.D2" office:value-type="string">
            <text:p text:style-name="P31">Полное наименование</text:p>
          </table:table-cell>
        </table:table-row>
        <table:table-row>
          <table:table-cell table:style-name="Таблица1.A2" office:value-type="string">
            <text:p text:style-name="P31">shortName</text:p>
          </table:table-cell>
          <table:table-cell table:style-name="Таблица1.A2" office:value-type="string">
            <text:p text:style-name="P20">varchar(32)</text:p>
          </table:table-cell>
          <table:table-cell table:style-name="Таблица1.A2" office:value-type="string">
            <text:p text:style-name="P25">yes</text:p>
          </table:table-cell>
          <table:table-cell table:style-name="Таблица1.D2" office:value-type="string">
            <text:p text:style-name="P31">Сокращенное наименование</text:p>
          </table:table-cell>
        </table:table-row>
        <table:table-row>
          <table:table-cell table:style-name="Таблица1.A2" office:value-type="string">
            <text:p text:style-name="P31">TIN</text:p>
          </table:table-cell>
          <table:table-cell table:style-name="Таблица1.A2" office:value-type="string">
            <text:p text:style-name="P21">varchar(<text:span text:style-name="T10">10</text:span>)</text:p>
          </table:table-cell>
          <table:table-cell table:style-name="Таблица1.A2" office:value-type="string">
            <text:p text:style-name="P25">yes</text:p>
          </table:table-cell>
          <table:table-cell table:style-name="Таблица1.D2" office:value-type="string">
            <text:p text:style-name="P31">ИНН, только цифры</text:p>
          </table:table-cell>
        </table:table-row>
      </table:table>
      <text:list xml:id="list205114620362205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65" text:outline-level="3"><text:bookmark-start text:name="__RefHeading__65_1928543781"/>Управление пользователями<text:bookmark-end text:name="__RefHeading__65_1928543781"/></text:h>
                </text:list-item>
              </text:list>
            </text:list-item>
          </text:list>
        </text:list-item>
      </text:list>
      <text:p text:style-name="P10">Пользователь принадлежит одной организации.</text:p>
      <text:p text:style-name="P10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10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50">Таблица <text:sequence text:ref-name="refTable3" text:name="Table" text:formula="ooow:Table+1" style:num-format="1">2.1.3.1</text:sequence> - Атрибуты Users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49">Name</text:p>
            </table:table-cell>
            <table:table-cell table:style-name="Таблица2.A1" office:value-type="string">
              <text:p text:style-name="P49">Type</text:p>
            </table:table-cell>
            <table:table-cell table:style-name="Таблица2.A1" office:value-type="string">
              <text:p text:style-name="P49">Not null</text:p>
            </table:table-cell>
            <table:table-cell table:style-name="Таблица2.D1" office:value-type="string">
              <text:p text:style-name="P49">Comment</text:p>
            </table:table-cell>
          </table:table-row>
        </table:table-header-rows>
        <table:table-row>
          <table:table-cell table:style-name="Таблица2.A2" office:value-type="string">
            <text:p text:style-name="P28">uuid</text:p>
          </table:table-cell>
          <table:table-cell table:style-name="Таблица2.A2" office:value-type="string">
            <text:p text:style-name="P28">UUID</text:p>
          </table:table-cell>
          <table:table-cell table:style-name="Таблица2.A2" office:value-type="string">
            <text:p text:style-name="P30">yes</text:p>
          </table:table-cell>
          <table:table-cell table:style-name="Таблица2.D2" office:value-type="string">
            <text:p text:style-name="P32">id</text:p>
          </table:table-cell>
        </table:table-row>
        <table:table-row>
          <table:table-cell table:style-name="Таблица2.A2" office:value-type="string">
            <text:p text:style-name="P43">organizationId</text:p>
          </table:table-cell>
          <table:table-cell table:style-name="Таблица2.A2" office:value-type="string">
            <text:p text:style-name="P43">UUID</text:p>
          </table:table-cell>
          <table:table-cell table:style-name="Таблица2.A2" office:value-type="string">
            <text:p text:style-name="P44">yes</text:p>
          </table:table-cell>
          <table:table-cell table:style-name="Таблица2.D2" office:value-type="string">
            <text:p text:style-name="P43">id организации</text:p>
          </table:table-cell>
        </table:table-row>
        <table:table-row>
          <table:table-cell table:style-name="Таблица2.A2" office:value-type="string">
            <text:p text:style-name="P35">username</text:p>
          </table:table-cell>
          <table:table-cell table:style-name="Таблица2.A2" office:value-type="string">
            <text:p text:style-name="P22">varchar(32)</text:p>
          </table:table-cell>
          <table:table-cell table:style-name="Таблица2.A2" office:value-type="string">
            <text:p text:style-name="P34">yes</text:p>
          </table:table-cell>
          <table:table-cell table:style-name="Таблица2.D2" office:value-type="string">
            <text:p text:style-name="P43">Имя пользователя для логина</text:p>
          </table:table-cell>
        </table:table-row>
        <table:table-row>
          <table:table-cell table:style-name="Таблица2.A2" office:value-type="string">
            <text:p text:style-name="P19">passwordHash</text:p>
          </table:table-cell>
          <table:table-cell table:style-name="Таблица2.A2" office:value-type="string">
            <text:p text:style-name="P19">varchar</text:p>
          </table:table-cell>
          <table:table-cell table:style-name="Таблица2.A2" office:value-type="string">
            <text:p text:style-name="P24">yes</text:p>
          </table:table-cell>
          <table:table-cell table:style-name="Таблица2.D2" office:value-type="string">
            <text:p text:style-name="P19">Хэш пароля</text:p>
          </table:table-cell>
        </table:table-row>
        <table:table-row>
          <table:table-cell table:style-name="Таблица2.A2" office:value-type="string">
            <text:p text:style-name="P19">email</text:p>
          </table:table-cell>
          <table:table-cell table:style-name="Таблица2.A2" office:value-type="string">
            <text:p text:style-name="P19">varchar(32)</text:p>
          </table:table-cell>
          <table:table-cell table:style-name="Таблица2.A2" office:value-type="string">
            <text:p text:style-name="P40">no</text:p>
          </table:table-cell>
          <table:table-cell table:style-name="Таблица2.D2" office:value-type="string">
            <text:p text:style-name="P37">Для оповещений</text:p>
          </table:table-cell>
        </table:table-row>
        <table:table-row>
          <table:table-cell table:style-name="Таблица2.A2" office:value-type="string">
            <text:p text:style-name="P38">firstName</text:p>
          </table:table-cell>
          <table:table-cell table:style-name="Таблица2.A2" office:value-type="string">
            <text:p text:style-name="P23">varchar(32)</text:p>
          </table:table-cell>
          <table:table-cell table:style-name="Таблица2.A2" office:value-type="string">
            <text:p text:style-name="P26">yes</text:p>
          </table:table-cell>
          <table:table-cell table:style-name="Таблица2.D2" office:value-type="string">
            <text:p text:style-name="P38">Имя</text:p>
          </table:table-cell>
        </table:table-row>
        <table:table-row>
          <table:table-cell table:style-name="Таблица2.A2" office:value-type="string">
            <text:p text:style-name="P36">lastName</text:p>
          </table:table-cell>
          <table:table-cell table:style-name="Таблица2.A2" office:value-type="string">
            <text:p text:style-name="P23">varchar(32)</text:p>
          </table:table-cell>
          <table:table-cell table:style-name="Таблица2.A2" office:value-type="string">
            <text:p text:style-name="P39">yes</text:p>
          </table:table-cell>
          <table:table-cell table:style-name="Таблица2.D2" office:value-type="string">
            <text:p text:style-name="P36">Фамилия</text:p>
          </table:table-cell>
        </table:table-row>
        <table:table-row>
          <table:table-cell table:style-name="Таблица2.A2" office:value-type="string">
            <text:p text:style-name="P36">patronymicName</text:p>
          </table:table-cell>
          <table:table-cell table:style-name="Таблица2.A2" office:value-type="string">
            <text:p text:style-name="P23">varchar(32)</text:p>
          </table:table-cell>
          <table:table-cell table:style-name="Таблица2.A2" office:value-type="string">
            <text:p text:style-name="P39">no</text:p>
          </table:table-cell>
          <table:table-cell table:style-name="Таблица2.D2" office:value-type="string">
            <text:p text:style-name="P36">Отчество</text:p>
          </table:table-cell>
        </table:table-row>
        <table:table-row>
          <table:table-cell table:style-name="Таблица2.A2" office:value-type="string">
            <text:p text:style-name="P36">title</text:p>
          </table:table-cell>
          <table:table-cell table:style-name="Таблица2.A2" office:value-type="string">
            <text:p text:style-name="P23">varchar(<text:span text:style-name="T11">64</text:span>)</text:p>
          </table:table-cell>
          <table:table-cell table:style-name="Таблица2.A2" office:value-type="string">
            <text:p text:style-name="P39">yes</text:p>
          </table:table-cell>
          <table:table-cell table:style-name="Таблица2.D2" office:value-type="string">
            <text:p text:style-name="P36">Должность</text:p>
          </table:table-cell>
        </table:table-row>
        <table:table-row>
          <table:table-cell table:style-name="Таблица2.A2" office:value-type="string">
            <text:p text:style-name="P36">photo</text:p>
          </table:table-cell>
          <table:table-cell table:style-name="Таблица2.A2" office:value-type="string">
            <text:p text:style-name="P36">binary</text:p>
          </table:table-cell>
          <table:table-cell table:style-name="Таблица2.A2" office:value-type="string">
            <text:p text:style-name="P39">no</text:p>
          </table:table-cell>
          <table:table-cell table:style-name="Таблица2.D2" office:value-type="string">
            <text:p text:style-name="P36">Фото (аватарка)</text:p>
          </table:table-cell>
        </table:table-row>
        <table:table-row>
          <table:table-cell table:style-name="Таблица2.A2" office:value-type="string">
            <text:p text:style-name="P41">status</text:p>
          </table:table-cell>
          <table:table-cell table:style-name="Таблица2.A2" office:value-type="string">
            <text:p text:style-name="P41">int</text:p>
          </table:table-cell>
          <table:table-cell table:style-name="Таблица2.A2" office:value-type="string">
            <text:p text:style-name="P42">yes</text:p>
          </table:table-cell>
          <table:table-cell table:style-name="Таблица2.D2" office:value-type="string">
            <text:p text:style-name="P41">Статус пользователя</text:p>
          </table:table-cell>
        </table:table-row>
      </table:table>
      <text:p text:style-name="Text_20_body"/>
      <text:p text:style-name="P11">Статусы пользователя:</text:p>
      <text:p text:style-name="P11">New — данные занесены, но суперпользователь не подтвердил</text:p>
      <text:p text:style-name="P11">Inactive — аккаунт временно неактивен</text:p>
      <text:p text:style-name="P11">Active — работа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5113728653460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64" text:outline-level="3"><text:bookmark-start text:name="__RefHeading__1524_1511760418"/><text:soft-page-break/>Управление правами<text:bookmark-end text:name="__RefHeading__1524_1511760418"/></text:h>
                </text:list-item>
              </text:list>
            </text:list-item>
            <text:list-item>
              <text:h text:style-name="P63" text:outline-level="2">Права</text:h>
            </text:list-item>
          </text:list>
        </text:list-item>
      </text:list>
      <text:p text:style-name="P10">Админ организации</text:p>
      <text:list xml:id="list205113910021596" text:continue-numbering="true" text:style-name="Нумерация_20_в_20_заголовках">
        <text:list-item>
          <text:h text:style-name="P59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61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6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55" text:outline-level="1"/>
      <text:list xml:id="list205113399306623" text:continue-numbering="true" text:style-name="Нумерация_20_в_20_заголовках">
        <text:list-item>
          <text:h text:style-name="P60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61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  <text:list xml:id="list205113240565092" text:continue-numbering="true" text:style-name="Нумерация_20_в_20_заголовках">
        <text:list-item>
          <text:h text:style-name="P54" text:outline-level="1">Архитектурные решения</text:h>
          <text:list>
            <text:list-item>
              <text:h text:style-name="P61" text:outline-level="2">Хранение аватарок пользователя в базе данных</text:h>
            </text:list-item>
          </text:list>
        </text:list-item>
      </text:list>
      <text:p text:style-name="P53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89d6" officeooo:paragraph-rsid="0019976b"/>
    </style:style>
    <style:style style:name="M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break-befor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89d6" officeooo:paragraph-rsid="001ae6f8"/>
    </style:style>
    <style:style style:name="MP3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/text:p>
          <text:p text:style-name="MP2"><text:span text:style-name="MT1">В</text:span>ерсия <text:editing-cycles>17</text:editing-cycles> <text:span text:style-name="MT2">от </text:span><text:span text:style-name="MT2"><text:time style:data-style-name="N41" text:time-value="2014-07-07T20:51:13.109190235">20:51:04</text:time></text:span><text:span text:style-name="MT2"> </text:span><text:span text:style-name="MT2"><text:date style:data-style-name="N36" text:date-value="2014-07-07T20:51:13.109317850">07.07.2014</text:date></text:span></text:p>
        </text:section>
      </style:header>
      <style:footer>
        <text:p text:style-name="MP3">Страница <text:page-number text:select-page="current">6</text:page-number> из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4H58M11S</meta:editing-duration>
    <meta:editing-cycles>17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7-07T20:51:13.071902565</dc:date>
    <dc:creator>Vladimir Krivenko</dc:creator>
    <meta:document-statistic meta:table-count="4" meta:image-count="0" meta:object-count="0" meta:page-count="7" meta:paragraph-count="157" meta:word-count="538" meta:character-count="4015" meta:non-whitespace-character-count="363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</VL:version-list>
</file>